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9.366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6.13833333333333cm"/>
    </style:style>
    <style:style style:name="co6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mage</text:p>
          </table:table-cell>
          <table:table-cell office:value-type="string" table:style-name="ce1">
            <text:p>intitule</text:p>
          </table:table-cell>
          <table:table-cell office:value-type="string" table:style-name="ce1">
            <text:p>titre</text:p>
          </table:table-cell>
          <table:table-cell office:value-type="string" table:style-name="ce2">
            <text:p>date_event</text:p>
          </table:table-cell>
          <table:table-cell office:value-type="string" table:style-name="ce1">
            <text:p>articl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upe.png</text:p>
          </table:table-cell>
          <table:table-cell office:value-type="string" table:style-name="ce1">
            <text:p>Coupe</text:p>
          </table:table-cell>
          <table:table-cell office:value-type="string" table:style-name="ce1">
            <text:p>Coupe de France de Robotique</text:p>
          </table:table-cell>
          <table:table-cell office:value-type="date" office:date-value="2018-05-09T00:00:00" table:style-name="ce3">
            <text:p>09/05/2018</text:p>
          </table:table-cell>
          <table:table-cell office:value-type="string" table:style-name="ce1">
            <text:p>Pour plus d'informations, cliquez sur le lien suivant : http://www.coupederobotique.fr/edition-2018/le-concours/thematique/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botcities.png</text:p>
          </table:table-cell>
          <table:table-cell office:value-type="string" table:style-name="ce1">
            <text:p>1er règlement</text:p>
          </table:table-cell>
          <table:table-cell office:value-type="string" table:style-name="ce1">
            <text:p>Diffusion de la version Beta du règlement</text:p>
          </table:table-cell>
          <table:table-cell office:value-type="date" office:date-value="2017-09-23T00:00:00" table:style-name="ce3">
            <text:p>23/09/2017</text:p>
          </table:table-cell>
          <table:table-cell office:value-type="string" table:style-name="ce1">
            <text:p>La version provisoire du règlement est disponible ici : chrome-extension://oemmndcbldboiebfnladdacbdfmadadm/http://www.coupederobotique.fr/wp-content/uploads/C2018_Rules_beta_FR.pdf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botcities.png</text:p>
          </table:table-cell>
          <table:table-cell office:value-type="string" table:style-name="ce1">
            <text:p>Règlement</text:p>
          </table:table-cell>
          <table:table-cell office:value-type="string" table:style-name="ce1">
            <text:p>Version finale du règlement de la coupe</text:p>
          </table:table-cell>
          <table:table-cell office:value-type="date" office:date-value="2017-10-16T00:00:00" table:style-name="ce3">
            <text:p>16/10/2017</text:p>
          </table:table-cell>
          <table:table-cell office:value-type="string" table:style-name="ce1">
            <text:p>La version finale du règlement sera disponible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g.png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Assemblée Générale de l'association</text:p>
          </table:table-cell>
          <table:table-cell office:value-type="date" office:date-value="2017-10-14T00:00:00" table:style-name="ce3">
            <text:p>14/10/2017</text:p>
          </table:table-cell>
          <table:table-cell office:value-type="string" table:style-name="ce1">
            <text:p>Choix des membres du bureau de l'associa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portunity.png</text:p>
          </table:table-cell>
          <table:table-cell office:value-type="string" table:style-name="ce1">
            <text:p>Opportunity</text:p>
          </table:table-cell>
          <table:table-cell office:value-type="string" table:style-name="ce1">
            <text:p>Atterrissage de Opportunity sur Mars</text:p>
          </table:table-cell>
          <table:table-cell office:value-type="date" office:date-value="2016-01-25T00:00:00" table:style-name="ce3">
            <text:p>25/01/2016</text:p>
          </table:table-cell>
          <table:table-cell office:value-type="string" table:style-name="ce1">
            <text:p>Atterrissage de l'astromobile Opportunity sur M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s.png</text:p>
          </table:table-cell>
          <table:table-cell office:value-type="string" table:style-name="ce1">
            <text:p>Mars</text:p>
          </table:table-cell>
          <table:table-cell office:value-type="string" table:style-name="ce1">
            <text:p>Conquête de Mars</text:p>
          </table:table-cell>
          <table:table-cell office:value-type="date" office:date-value="2019-03-03T00:00:00" table:style-name="ce3">
            <text:p>03/03/2019</text:p>
          </table:table-cell>
          <table:table-cell office:value-type="string" table:style-name="ce1">
            <text:p>Envoi d'un équipage sur la planète Mars</text:p>
          </table:table-cell>
          <table:table-cell table:style-name="ce1"/>
          <table:table-cell table:style-name="ce4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Florence Pascual</meta:initial-creator>
    <dc:creator>Georges</dc:creator>
    <meta:creation-date>2017-10-04T17:43:43Z</meta:creation-date>
    <dc:date>2017-10-11T12:28:47Z</dc:date>
  </office:meta>
</office:document-meta>
</file>